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6" table:default-cell-style-name="ce2"/>
        <table:table-row table:style-name="ro1">
          <table:table-cell table:style-name="ce1" office:value-type="string" calcext:value-type="string">
            <text:p>Batch</text:p>
          </table:table-cell>
          <table:table-cell table:style-name="ce1" office:value-type="string" calcext:value-type="string">
            <text:p>Karad DAC (%)</text:p>
          </table:table-cell>
          <table:table-cell table:style-name="ce1" office:value-type="string" calcext:value-type="string">
            <text:p>DAC (%)</text:p>
          </table:table-cell>
          <table:table-cell table:style-name="ce1" office:value-type="string" calcext:value-type="string">
            <text:p>Wimc/DMC (%)</text:p>
          </table:table-cell>
          <table:table-cell table:style-name="ce1" office:value-type="string" calcext:value-type="string">
            <text:p>Divesd/DESD (%)</text:p>
          </table:table-cell>
          <table:table-cell table:style-name="ce1" office:value-type="string" calcext:value-type="string">
            <text:p>DBDA (%)</text:p>
          </table:table-cell>
          <table:table-cell table:style-name="ce1" office:value-type="string" calcext:value-type="string">
            <text:p>DITISS (%)</text:p>
          </table:table-cell>
        </table:table-row>
        <table:table-row table:style-name="ro1">
          <table:table-cell table:style-name="ce2" office:value-type="string" calcext:value-type="string">
            <text:p>Average Placement %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string" calcext:value-type="string">
            <text:p>Sep-2022</text:p>
          </table:table-cell>
          <table:table-cell office:value-type="string" calcext:value-type="string">
            <text:p><text:a xlink:href="https://www.sunbeaminfo.com/placements-record-details.php?batch_name=K-DAC-SEP-2022&amp;percentage=50" xlink:type="simple">50</text:a> </text:p>
          </table:table-cell>
          <table:table-cell office:value-type="string" calcext:value-type="string">
            <text:p><text:a xlink:href="https://www.sunbeaminfo.com/placements-record-details.php?batch_name=DAC-Sep-2022&amp;percentage=68" xlink:type="simple">68</text:a> </text:p>
          </table:table-cell>
          <table:table-cell office:value-type="string" calcext:value-type="string">
            <text:p><text:a xlink:href="https://www.sunbeaminfo.com/placements-record-details.php?batch_name=WiMC-DMC-Sep-2022&amp;percentage=33" xlink:type="simple">33</text:a> </text:p>
          </table:table-cell>
          <table:table-cell office:value-type="string" calcext:value-type="string">
            <text:p><text:a xlink:href="https://www.sunbeaminfo.com/placements-record-details.php?batch_name=DiVESD-DESD-Sep-2022&amp;percentage=74" xlink:type="simple">74</text:a> </text:p>
          </table:table-cell>
          <table:table-cell office:value-type="string" calcext:value-type="string">
            <text:p><text:a xlink:href="https://www.sunbeaminfo.com/placements-record-details.php?batch_name=DBDA-Sep-2022&amp;percentage=59" xlink:type="simple">59</text:a> </text:p>
          </table:table-cell>
          <table:table-cell office:value-type="string" calcext:value-type="string">
            <text:p><text:a xlink:href="https://www.sunbeaminfo.com/placements-record-details.php?batch_name=DITISS-Sep-2022&amp;percentage=65" xlink:type="simple">65</text:a> </text:p>
          </table:table-cell>
        </table:table-row>
        <table:table-row table:style-name="ro2">
          <table:table-cell office:value-type="string" calcext:value-type="string">
            <text:p>Mar-2022</text:p>
          </table:table-cell>
          <table:table-cell office:value-type="string" calcext:value-type="string">
            <text:p><text:a xlink:href="https://www.sunbeaminfo.com/placements-record-details.php?batch_name=K-DAC-MAR-2022&amp;percentage=83" xlink:type="simple">83</text:a> </text:p>
          </table:table-cell>
          <table:table-cell office:value-type="string" calcext:value-type="string">
            <text:p><text:a xlink:href="https://www.sunbeaminfo.com/placements-record-details.php?batch_name=DAC-Mar-2022&amp;percentage=88" xlink:type="simple">88</text:a> </text:p>
          </table:table-cell>
          <table:table-cell office:value-type="string" calcext:value-type="string">
            <text:p><text:a xlink:href="https://www.sunbeaminfo.com/placements-record-details.php?batch_name=WiMC-DMC-Mar-2022&amp;percentage=80" xlink:type="simple">80</text:a> </text:p>
          </table:table-cell>
          <table:table-cell office:value-type="string" calcext:value-type="string">
            <text:p><text:a xlink:href="https://www.sunbeaminfo.com/placements-record-details.php?batch_name=DiVESD-DESD-Mar-2022&amp;percentage=98" xlink:type="simple">98</text:a> </text:p>
          </table:table-cell>
          <table:table-cell office:value-type="string" calcext:value-type="string">
            <text:p><text:a xlink:href="https://www.sunbeaminfo.com/placements-record-details.php?batch_name=DBDA-Mar-2022&amp;percentage=90" xlink:type="simple">90</text:a> </text:p>
          </table:table-cell>
          <table:table-cell office:value-type="string" calcext:value-type="string">
            <text:p><text:a xlink:href="https://www.sunbeaminfo.com/placements-record-details.php?batch_name=DITISS-Mar-2022&amp;percentage=" xlink:type="simple"> </text:a> </text:p>
          </table:table-cell>
        </table:table-row>
        <table:table-row table:style-name="ro2">
          <table:table-cell office:value-type="string" calcext:value-type="string">
            <text:p>Sep-2021</text:p>
          </table:table-cell>
          <table:table-cell office:value-type="string" calcext:value-type="string">
            <text:p><text:a xlink:href="https://www.sunbeaminfo.com/placements-record-details.php?batch_name=K-DAC-SEP-2021&amp;percentage=100" xlink:type="simple">100</text:a> </text:p>
          </table:table-cell>
          <table:table-cell office:value-type="string" calcext:value-type="string">
            <text:p><text:a xlink:href="https://www.sunbeaminfo.com/placements-record-details.php?batch_name=DAC-Sep-2021&amp;percentage=99" xlink:type="simple">99</text:a> </text:p>
          </table:table-cell>
          <table:table-cell office:value-type="string" calcext:value-type="string">
            <text:p><text:a xlink:href="https://www.sunbeaminfo.com/placements-record-details.php?batch_name=WiMC-DMC-Sep-2021&amp;percentage=92" xlink:type="simple">92</text:a> </text:p>
          </table:table-cell>
          <table:table-cell office:value-type="string" calcext:value-type="string">
            <text:p><text:a xlink:href="https://www.sunbeaminfo.com/placements-record-details.php?batch_name=DiVESD-DESD-Sep-2021&amp;percentage=100" xlink:type="simple">100</text:a> </text:p>
          </table:table-cell>
          <table:table-cell office:value-type="string" calcext:value-type="string">
            <text:p><text:a xlink:href="https://www.sunbeaminfo.com/placements-record-details.php?batch_name=DBDA-Sep-2021&amp;percentage=100" xlink:type="simple">100</text:a> </text:p>
          </table:table-cell>
          <table:table-cell office:value-type="string" calcext:value-type="string">
            <text:p><text:a xlink:href="https://www.sunbeaminfo.com/placements-record-details.php?batch_name=DITISS-Sep-2021&amp;percentage=" xlink:type="simple"> </text:a> </text:p>
          </table:table-cell>
        </table:table-row>
        <table:table-row table:style-name="ro2">
          <table:table-cell office:value-type="string" calcext:value-type="string">
            <text:p>May-2021</text:p>
          </table:table-cell>
          <table:table-cell office:value-type="string" calcext:value-type="string">
            <text:p><text:a xlink:href="https://www.sunbeaminfo.com/placements-record-details.php?batch_name=K-DAC-MAY-2021&amp;percentage=100" xlink:type="simple">100</text:a> </text:p>
          </table:table-cell>
          <table:table-cell office:value-type="string" calcext:value-type="string">
            <text:p><text:a xlink:href="https://www.sunbeaminfo.com/placements-record-details.php?batch_name=DAC-May-2021&amp;percentage=100" xlink:type="simple">100</text:a> </text:p>
          </table:table-cell>
          <table:table-cell office:value-type="string" calcext:value-type="string">
            <text:p><text:a xlink:href="https://www.sunbeaminfo.com/placements-record-details.php?batch_name=WiMC-DMC-May-2021&amp;percentage=97" xlink:type="simple">97</text:a> </text:p>
          </table:table-cell>
          <table:table-cell office:value-type="string" calcext:value-type="string">
            <text:p><text:a xlink:href="https://www.sunbeaminfo.com/placements-record-details.php?batch_name=DiVESD-DESD-May-2021&amp;percentage=100" xlink:type="simple">100</text:a> </text:p>
          </table:table-cell>
          <table:table-cell office:value-type="string" calcext:value-type="string">
            <text:p><text:a xlink:href="https://www.sunbeaminfo.com/placements-record-details.php?batch_name=DBDA-May-2021&amp;percentage=100" xlink:type="simple">100</text:a> </text:p>
          </table:table-cell>
          <table:table-cell office:value-type="string" calcext:value-type="string">
            <text:p><text:a xlink:href="https://www.sunbeaminfo.com/placements-record-details.php?batch_name=DITISS-May-2021&amp;percentage=" xlink:type="simple"> </text:a> </text:p>
          </table:table-cell>
        </table:table-row>
        <table:table-row table:style-name="ro2">
          <table:table-cell office:value-type="string" calcext:value-type="string">
            <text:p>Sep-2020</text:p>
          </table:table-cell>
          <table:table-cell office:value-type="string" calcext:value-type="string">
            <text:p><text:a xlink:href="https://www.sunbeaminfo.com/placements-record-details.php?batch_name=K-DAC-SEP-2020&amp;percentage=98" xlink:type="simple">98</text:a> </text:p>
          </table:table-cell>
          <table:table-cell office:value-type="string" calcext:value-type="string">
            <text:p><text:a xlink:href="https://www.sunbeaminfo.com/placements-record-details.php?batch_name=DAC-Sep-2020&amp;percentage=98" xlink:type="simple">98</text:a> </text:p>
          </table:table-cell>
          <table:table-cell office:value-type="string" calcext:value-type="string">
            <text:p><text:a xlink:href="https://www.sunbeaminfo.com/placements-record-details.php?batch_name=WiMC-DMC-Sep-2020&amp;percentage=97" xlink:type="simple">97</text:a> </text:p>
          </table:table-cell>
          <table:table-cell office:value-type="string" calcext:value-type="string">
            <text:p><text:a xlink:href="https://www.sunbeaminfo.com/placements-record-details.php?batch_name=DiVESD-DESD-Sep-2020&amp;percentage=" xlink:type="simple"> </text:a> </text:p>
          </table:table-cell>
          <table:table-cell office:value-type="string" calcext:value-type="string">
            <text:p><text:a xlink:href="https://www.sunbeaminfo.com/placements-record-details.php?batch_name=DBDA-Sep-2020&amp;percentage=92" xlink:type="simple">92</text:a> </text:p>
          </table:table-cell>
          <table:table-cell office:value-type="string" calcext:value-type="string">
            <text:p><text:a xlink:href="https://www.sunbeaminfo.com/placements-record-details.php?batch_name=DITISS-Sep-2020&amp;percentage=" xlink:type="simple"> </text:a> </text:p>
          </table:table-cell>
        </table:table-row>
        <table:table-row table:style-name="ro2">
          <table:table-cell office:value-type="string" calcext:value-type="string">
            <text:p>Feb-2020</text:p>
          </table:table-cell>
          <table:table-cell office:value-type="string" calcext:value-type="string">
            <text:p><text:a xlink:href="https://www.sunbeaminfo.com/placements-record-details.php?batch_name=K-DAC-FEB-2020&amp;percentage=96" xlink:type="simple">96</text:a> </text:p>
          </table:table-cell>
          <table:table-cell office:value-type="string" calcext:value-type="string">
            <text:p><text:a xlink:href="https://www.sunbeaminfo.com/placements-record-details.php?batch_name=DAC-Feb-2020&amp;percentage=100" xlink:type="simple">100</text:a> </text:p>
          </table:table-cell>
          <table:table-cell office:value-type="string" calcext:value-type="string">
            <text:p><text:a xlink:href="https://www.sunbeaminfo.com/placements-record-details.php?batch_name=WiMC-DMC-Feb-2020&amp;percentage=91" xlink:type="simple">91</text:a> </text:p>
          </table:table-cell>
          <table:table-cell office:value-type="string" calcext:value-type="string">
            <text:p><text:a xlink:href="https://www.sunbeaminfo.com/placements-record-details.php?batch_name=DiVESD-DESD-Feb-2020&amp;percentage=95" xlink:type="simple">95</text:a> </text:p>
          </table:table-cell>
          <table:table-cell office:value-type="string" calcext:value-type="string">
            <text:p><text:a xlink:href="https://www.sunbeaminfo.com/placements-record-details.php?batch_name=DBDA-Feb-2020&amp;percentage=96" xlink:type="simple">96</text:a> </text:p>
          </table:table-cell>
          <table:table-cell office:value-type="string" calcext:value-type="string">
            <text:p><text:a xlink:href="https://www.sunbeaminfo.com/placements-record-details.php?batch_name=DITISS-Feb-2020&amp;percentage=" xlink:type="simple"> </text:a> </text:p>
          </table:table-cell>
        </table:table-row>
        <table:table-row table:style-name="ro2">
          <table:table-cell office:value-type="string" calcext:value-type="string">
            <text:p>Aug-2019</text:p>
          </table:table-cell>
          <table:table-cell office:value-type="string" calcext:value-type="string">
            <text:p><text:a xlink:href="https://www.sunbeaminfo.com/placements-record-details.php?batch_name=K-DAC-AUG-2019&amp;percentage=98" xlink:type="simple">98</text:a> </text:p>
          </table:table-cell>
          <table:table-cell office:value-type="string" calcext:value-type="string">
            <text:p><text:a xlink:href="https://www.sunbeaminfo.com/placements-record-details.php?batch_name=DAC-Aug-2019&amp;percentage=99" xlink:type="simple">99</text:a> </text:p>
          </table:table-cell>
          <table:table-cell office:value-type="string" calcext:value-type="string">
            <text:p><text:a xlink:href="https://www.sunbeaminfo.com/placements-record-details.php?batch_name=WiMC-DMC-Aug-2019&amp;percentage=93" xlink:type="simple">93</text:a> </text:p>
          </table:table-cell>
          <table:table-cell office:value-type="string" calcext:value-type="string">
            <text:p><text:a xlink:href="https://www.sunbeaminfo.com/placements-record-details.php?batch_name=DiVESD-DESD-Aug-2019&amp;percentage=90" xlink:type="simple">90</text:a> </text:p>
          </table:table-cell>
          <table:table-cell office:value-type="string" calcext:value-type="string">
            <text:p><text:a xlink:href="https://www.sunbeaminfo.com/placements-record-details.php?batch_name=DBDA-Aug-2019&amp;percentage=100" xlink:type="simple">100</text:a> </text:p>
          </table:table-cell>
          <table:table-cell office:value-type="string" calcext:value-type="string">
            <text:p><text:a xlink:href="https://www.sunbeaminfo.com/placements-record-details.php?batch_name=DITISS-Aug-2019&amp;percentage=" xlink:type="simple"> </text:a> </text:p>
          </table:table-cell>
        </table:table-row>
        <table:table-row table:style-name="ro2">
          <table:table-cell office:value-type="string" calcext:value-type="string">
            <text:p>Feb-2019</text:p>
          </table:table-cell>
          <table:table-cell office:value-type="string" calcext:value-type="string">
            <text:p><text:a xlink:href="https://www.sunbeaminfo.com/placements-record-details.php?batch_name=K-DAC-FEB-2019&amp;percentage=95" xlink:type="simple">95</text:a> </text:p>
          </table:table-cell>
          <table:table-cell office:value-type="string" calcext:value-type="string">
            <text:p><text:a xlink:href="https://www.sunbeaminfo.com/placements-record-details.php?batch_name=DAC-Feb-2019&amp;percentage=99" xlink:type="simple">99</text:a> </text:p>
          </table:table-cell>
          <table:table-cell office:value-type="string" calcext:value-type="string">
            <text:p><text:a xlink:href="https://www.sunbeaminfo.com/placements-record-details.php?batch_name=WiMC-DMC-Feb-2019&amp;percentage=98" xlink:type="simple">98</text:a> </text:p>
          </table:table-cell>
          <table:table-cell office:value-type="string" calcext:value-type="string">
            <text:p><text:a xlink:href="https://www.sunbeaminfo.com/placements-record-details.php?batch_name=DiVESD-DESD-Feb-2019&amp;percentage=82" xlink:type="simple">82</text:a> </text:p>
          </table:table-cell>
          <table:table-cell office:value-type="string" calcext:value-type="string">
            <text:p><text:a xlink:href="https://www.sunbeaminfo.com/placements-record-details.php?batch_name=DBDA-Feb-2019&amp;percentage=100" xlink:type="simple">100</text:a> </text:p>
          </table:table-cell>
          <table:table-cell office:value-type="string" calcext:value-type="string">
            <text:p><text:a xlink:href="https://www.sunbeaminfo.com/placements-record-details.php?batch_name=DITISS-Feb-2019&amp;percentage=" xlink:type="simple"> </text:a> </text:p>
          </table:table-cell>
        </table:table-row>
        <table:table-row table:style-name="ro2">
          <table:table-cell office:value-type="string" calcext:value-type="string">
            <text:p>Aug-2018</text:p>
          </table:table-cell>
          <table:table-cell office:value-type="string" calcext:value-type="string">
            <text:p><text:a xlink:href="https://www.sunbeaminfo.com/placements-record-details.php?batch_name=K-DAC-AUG-2018&amp;percentage=99" xlink:type="simple">99</text:a> </text:p>
          </table:table-cell>
          <table:table-cell office:value-type="string" calcext:value-type="string">
            <text:p><text:a xlink:href="https://www.sunbeaminfo.com/placements-record-details.php?batch_name=DAC-Aug-2018&amp;percentage=100" xlink:type="simple">100</text:a> </text:p>
          </table:table-cell>
          <table:table-cell office:value-type="string" calcext:value-type="string">
            <text:p><text:a xlink:href="https://www.sunbeaminfo.com/placements-record-details.php?batch_name=WiMC-DMC-Aug-2018&amp;percentage=100" xlink:type="simple">100</text:a> </text:p>
          </table:table-cell>
          <table:table-cell office:value-type="string" calcext:value-type="string">
            <text:p><text:a xlink:href="https://www.sunbeaminfo.com/placements-record-details.php?batch_name=DiVESD-DESD-Aug-2018&amp;percentage=100" xlink:type="simple">100</text:a> </text:p>
          </table:table-cell>
          <table:table-cell office:value-type="string" calcext:value-type="string">
            <text:p><text:a xlink:href="https://www.sunbeaminfo.com/placements-record-details.php?batch_name=DBDA-Aug-2018&amp;percentage=100" xlink:type="simple">100</text:a> </text:p>
          </table:table-cell>
          <table:table-cell office:value-type="string" calcext:value-type="string">
            <text:p><text:a xlink:href="https://www.sunbeaminfo.com/placements-record-details.php?batch_name=DITISS-Aug-2018&amp;percentage=" xlink:type="simple"> </text:a> </text:p>
          </table:table-cell>
        </table:table-row>
        <table:table-row table:style-name="ro2">
          <table:table-cell office:value-type="string" calcext:value-type="string">
            <text:p>Feb-2018</text:p>
          </table:table-cell>
          <table:table-cell office:value-type="string" calcext:value-type="string">
            <text:p><text:a xlink:href="https://www.sunbeaminfo.com/placements-record-details.php?batch_name=K-DAC-FEB-2018&amp;percentage=99" xlink:type="simple">99</text:a> </text:p>
          </table:table-cell>
          <table:table-cell office:value-type="string" calcext:value-type="string">
            <text:p><text:a xlink:href="https://www.sunbeaminfo.com/placements-record-details.php?batch_name=DAC-Feb-2018&amp;percentage=100" xlink:type="simple">100</text:a> </text:p>
          </table:table-cell>
          <table:table-cell office:value-type="string" calcext:value-type="string">
            <text:p><text:a xlink:href="https://www.sunbeaminfo.com/placements-record-details.php?batch_name=WiMC-DMC-Feb-2018&amp;percentage=94" xlink:type="simple">94</text:a> </text:p>
          </table:table-cell>
          <table:table-cell office:value-type="string" calcext:value-type="string">
            <text:p><text:a xlink:href="https://www.sunbeaminfo.com/placements-record-details.php?batch_name=DiVESD-DESD-Feb-2018&amp;percentage=96" xlink:type="simple">96</text:a> </text:p>
          </table:table-cell>
          <table:table-cell office:value-type="string" calcext:value-type="string">
            <text:p><text:a xlink:href="https://www.sunbeaminfo.com/placements-record-details.php?batch_name=DBDA-Feb-2018&amp;percentage=100" xlink:type="simple">100</text:a> </text:p>
          </table:table-cell>
          <table:table-cell office:value-type="string" calcext:value-type="string">
            <text:p><text:a xlink:href="https://www.sunbeaminfo.com/placements-record-details.php?batch_name=DITISS-Feb-2018&amp;percentage=" xlink:type="simple"> </text:a> </text:p>
          </table:table-cell>
        </table:table-row>
        <table:table-row table:style-name="ro2">
          <table:table-cell office:value-type="string" calcext:value-type="string">
            <text:p>Aug-2017</text:p>
          </table:table-cell>
          <table:table-cell office:value-type="string" calcext:value-type="string">
            <text:p><text:a xlink:href="https://www.sunbeaminfo.com/placements-record-details.php?batch_name=K-DAC-AUG-2017&amp;percentage=97" xlink:type="simple">97</text:a> </text:p>
          </table:table-cell>
          <table:table-cell office:value-type="string" calcext:value-type="string">
            <text:p><text:a xlink:href="https://www.sunbeaminfo.com/placements-record-details.php?batch_name=DAC-Aug-2017&amp;percentage=100" xlink:type="simple">100</text:a> </text:p>
          </table:table-cell>
          <table:table-cell office:value-type="string" calcext:value-type="string">
            <text:p><text:a xlink:href="https://www.sunbeaminfo.com/placements-record-details.php?batch_name=WiMC-DMC-Aug-2017&amp;percentage=92" xlink:type="simple">92</text:a> </text:p>
          </table:table-cell>
          <table:table-cell office:value-type="string" calcext:value-type="string">
            <text:p><text:a xlink:href="https://www.sunbeaminfo.com/placements-record-details.php?batch_name=DiVESD-DESD-Aug-2017&amp;percentage=98" xlink:type="simple">98</text:a> </text:p>
          </table:table-cell>
          <table:table-cell office:value-type="string" calcext:value-type="string">
            <text:p><text:a xlink:href="https://www.sunbeaminfo.com/placements-record-details.php?batch_name=DBDA-Aug-2017&amp;percentage=100" xlink:type="simple">100</text:a> </text:p>
          </table:table-cell>
          <table:table-cell office:value-type="string" calcext:value-type="string">
            <text:p><text:a xlink:href="https://www.sunbeaminfo.com/placements-record-details.php?batch_name=DITISS-Aug-2017&amp;percentage=" xlink:type="simple"> </text:a> </text:p>
          </table:table-cell>
        </table:table-row>
        <table:table-row table:style-name="ro2">
          <table:table-cell office:value-type="string" calcext:value-type="string">
            <text:p>Feb-2017</text:p>
          </table:table-cell>
          <table:table-cell office:value-type="string" calcext:value-type="string">
            <text:p><text:a xlink:href="https://www.sunbeaminfo.com/placements-record-details.php?batch_name=K-DAC-FEB-2017&amp;percentage=100" xlink:type="simple">100</text:a> </text:p>
          </table:table-cell>
          <table:table-cell office:value-type="string" calcext:value-type="string">
            <text:p><text:a xlink:href="https://www.sunbeaminfo.com/placements-record-details.php?batch_name=DAC-Feb-2017&amp;percentage=100" xlink:type="simple">100</text:a> </text:p>
          </table:table-cell>
          <table:table-cell office:value-type="string" calcext:value-type="string">
            <text:p><text:a xlink:href="https://www.sunbeaminfo.com/placements-record-details.php?batch_name=WiMC-DMC-Feb-2017&amp;percentage=97" xlink:type="simple">97</text:a> </text:p>
          </table:table-cell>
          <table:table-cell office:value-type="string" calcext:value-type="string">
            <text:p><text:a xlink:href="https://www.sunbeaminfo.com/placements-record-details.php?batch_name=DiVESD-DESD-Feb-2017&amp;percentage=92" xlink:type="simple">92</text:a> </text:p>
          </table:table-cell>
          <table:table-cell office:value-type="string" calcext:value-type="string">
            <text:p><text:a xlink:href="https://www.sunbeaminfo.com/placements-record-details.php?batch_name=DBDA-Feb-2017&amp;percentage=" xlink:type="simple"> </text:a> </text:p>
          </table:table-cell>
          <table:table-cell office:value-type="string" calcext:value-type="string">
            <text:p><text:a xlink:href="https://www.sunbeaminfo.com/placements-record-details.php?batch_name=DITISS-Feb-2017&amp;percentage=" xlink:type="simple"> </text:a> </text:p>
          </table:table-cell>
        </table:table-row>
        <table:table-row table:style-name="ro2">
          <table:table-cell office:value-type="string" calcext:value-type="string">
            <text:p>Aug-2016</text:p>
          </table:table-cell>
          <table:table-cell office:value-type="string" calcext:value-type="string">
            <text:p><text:a xlink:href="https://www.sunbeaminfo.com/placements-record-details.php?batch_name=K-DAC-AUG-2016&amp;percentage=98" xlink:type="simple">98</text:a> </text:p>
          </table:table-cell>
          <table:table-cell office:value-type="string" calcext:value-type="string">
            <text:p><text:a xlink:href="https://www.sunbeaminfo.com/placements-record-details.php?batch_name=DAC-Aug-2016&amp;percentage=100" xlink:type="simple">100</text:a> </text:p>
          </table:table-cell>
          <table:table-cell office:value-type="string" calcext:value-type="string">
            <text:p><text:a xlink:href="https://www.sunbeaminfo.com/placements-record-details.php?batch_name=WiMC-DMC-Aug-2016&amp;percentage=99" xlink:type="simple">99</text:a> </text:p>
          </table:table-cell>
          <table:table-cell office:value-type="string" calcext:value-type="string">
            <text:p><text:a xlink:href="https://www.sunbeaminfo.com/placements-record-details.php?batch_name=DiVESD-DESD-Aug-2016&amp;percentage=92" xlink:type="simple">92</text:a> </text:p>
          </table:table-cell>
          <table:table-cell office:value-type="string" calcext:value-type="string">
            <text:p><text:a xlink:href="https://www.sunbeaminfo.com/placements-record-details.php?batch_name=DBDA-Aug-2016&amp;percentage=" xlink:type="simple"> </text:a> </text:p>
          </table:table-cell>
          <table:table-cell office:value-type="string" calcext:value-type="string">
            <text:p><text:a xlink:href="https://www.sunbeaminfo.com/placements-record-details.php?batch_name=DITISS-Aug-2016&amp;percentage=" xlink:type="simple"> </text:a> </text:p>
          </table:table-cell>
        </table:table-row>
        <table:table-row table:style-name="ro2">
          <table:table-cell office:value-type="string" calcext:value-type="string">
            <text:p>Feb-2016</text:p>
          </table:table-cell>
          <table:table-cell office:value-type="string" calcext:value-type="string">
            <text:p><text:a xlink:href="https://www.sunbeaminfo.com/placements-record-details.php?batch_name=K-DAC-FEB-2016&amp;percentage=99" xlink:type="simple">99</text:a> </text:p>
          </table:table-cell>
          <table:table-cell office:value-type="string" calcext:value-type="string">
            <text:p><text:a xlink:href="https://www.sunbeaminfo.com/placements-record-details.php?batch_name=DAC-Feb-2016&amp;percentage=98" xlink:type="simple">98</text:a> </text:p>
          </table:table-cell>
          <table:table-cell office:value-type="string" calcext:value-type="string">
            <text:p><text:a xlink:href="https://www.sunbeaminfo.com/placements-record-details.php?batch_name=WiMC-DMC-Feb-2016&amp;percentage=89" xlink:type="simple">89</text:a> </text:p>
          </table:table-cell>
          <table:table-cell office:value-type="string" calcext:value-type="string">
            <text:p><text:a xlink:href="https://www.sunbeaminfo.com/placements-record-details.php?batch_name=DiVESD-DESD-Feb-2016&amp;percentage=89" xlink:type="simple">89</text:a> </text:p>
          </table:table-cell>
          <table:table-cell office:value-type="string" calcext:value-type="string">
            <text:p><text:a xlink:href="https://www.sunbeaminfo.com/placements-record-details.php?batch_name=DBDA-Feb-2016&amp;percentage=" xlink:type="simple"> </text:a> </text:p>
          </table:table-cell>
          <table:table-cell office:value-type="string" calcext:value-type="string">
            <text:p><text:a xlink:href="https://www.sunbeaminfo.com/placements-record-details.php?batch_name=DITISS-Feb-2016&amp;percentage=" xlink:type="simple"> </text:a> </text:p>
          </table:table-cell>
        </table:table-row>
        <table:table-row table:style-name="ro2">
          <table:table-cell office:value-type="string" calcext:value-type="string">
            <text:p>Aug-2015</text:p>
          </table:table-cell>
          <table:table-cell office:value-type="string" calcext:value-type="string">
            <text:p><text:a xlink:href="https://www.sunbeaminfo.com/placements-record-details.php?batch_name=K-DAC-AUG-2015&amp;percentage=98" xlink:type="simple">98</text:a> </text:p>
          </table:table-cell>
          <table:table-cell office:value-type="string" calcext:value-type="string">
            <text:p><text:a xlink:href="https://www.sunbeaminfo.com/placements-record-details.php?batch_name=DAC-Aug-2015&amp;percentage=97" xlink:type="simple">97</text:a> </text:p>
          </table:table-cell>
          <table:table-cell office:value-type="string" calcext:value-type="string">
            <text:p><text:a xlink:href="https://www.sunbeaminfo.com/placements-record-details.php?batch_name=WiMC-DMC-Aug-2015&amp;percentage=96" xlink:type="simple">96</text:a> </text:p>
          </table:table-cell>
          <table:table-cell office:value-type="string" calcext:value-type="string">
            <text:p><text:a xlink:href="https://www.sunbeaminfo.com/placements-record-details.php?batch_name=DiVESD-DESD-Aug-2015&amp;percentage=97" xlink:type="simple">97</text:a> </text:p>
          </table:table-cell>
          <table:table-cell office:value-type="string" calcext:value-type="string">
            <text:p><text:a xlink:href="https://www.sunbeaminfo.com/placements-record-details.php?batch_name=DBDA-Aug-2015&amp;percentage=" xlink:type="simple"> </text:a> </text:p>
          </table:table-cell>
          <table:table-cell office:value-type="string" calcext:value-type="string">
            <text:p><text:a xlink:href="https://www.sunbeaminfo.com/placements-record-details.php?batch_name=DITISS-Aug-2015&amp;percentage=" xlink:type="simple"> </text:a> </text:p>
          </table:table-cell>
        </table:table-row>
        <table:table-row table:style-name="ro2">
          <table:table-cell office:value-type="string" calcext:value-type="string">
            <text:p>Feb-2015</text:p>
          </table:table-cell>
          <table:table-cell office:value-type="string" calcext:value-type="string">
            <text:p><text:a xlink:href="https://www.sunbeaminfo.com/placements-record-details.php?batch_name=K-DAC-FEB-2015&amp;percentage=97" xlink:type="simple">97</text:a> </text:p>
          </table:table-cell>
          <table:table-cell office:value-type="string" calcext:value-type="string">
            <text:p><text:a xlink:href="https://www.sunbeaminfo.com/placements-record-details.php?batch_name=DAC-Feb-2015&amp;percentage=99" xlink:type="simple">99</text:a> </text:p>
          </table:table-cell>
          <table:table-cell office:value-type="string" calcext:value-type="string">
            <text:p><text:a xlink:href="https://www.sunbeaminfo.com/placements-record-details.php?batch_name=WiMC-DMC-Feb-2015&amp;percentage=100" xlink:type="simple">100</text:a> </text:p>
          </table:table-cell>
          <table:table-cell office:value-type="string" calcext:value-type="string">
            <text:p><text:a xlink:href="https://www.sunbeaminfo.com/placements-record-details.php?batch_name=DiVESD-DESD-Feb-2015&amp;percentage=97" xlink:type="simple">97</text:a> </text:p>
          </table:table-cell>
          <table:table-cell office:value-type="string" calcext:value-type="string">
            <text:p><text:a xlink:href="https://www.sunbeaminfo.com/placements-record-details.php?batch_name=DBDA-Feb-2015&amp;percentage=" xlink:type="simple"> </text:a> </text:p>
          </table:table-cell>
          <table:table-cell office:value-type="string" calcext:value-type="string">
            <text:p><text:a xlink:href="https://www.sunbeaminfo.com/placements-record-details.php?batch_name=DITISS-Feb-2015&amp;percentage=" xlink:type="simple"> </text:a> </text:p>
          </table:table-cell>
        </table:table-row>
        <table:table-row table:style-name="ro2">
          <table:table-cell office:value-type="string" calcext:value-type="string">
            <text:p>Aug-2014</text:p>
          </table:table-cell>
          <table:table-cell office:value-type="string" calcext:value-type="string">
            <text:p><text:a xlink:href="https://www.sunbeaminfo.com/placements-record-details.php?batch_name=K-DAC-AUG-2014&amp;percentage=100" xlink:type="simple">100</text:a> </text:p>
          </table:table-cell>
          <table:table-cell office:value-type="string" calcext:value-type="string">
            <text:p><text:a xlink:href="https://www.sunbeaminfo.com/placements-record-details.php?batch_name=DAC-Aug-2014&amp;percentage=100" xlink:type="simple">100</text:a> </text:p>
          </table:table-cell>
          <table:table-cell office:value-type="string" calcext:value-type="string">
            <text:p><text:a xlink:href="https://www.sunbeaminfo.com/placements-record-details.php?batch_name=WiMC-DMC-Aug-2014&amp;percentage=97" xlink:type="simple">97</text:a> </text:p>
          </table:table-cell>
          <table:table-cell office:value-type="string" calcext:value-type="string">
            <text:p><text:a xlink:href="https://www.sunbeaminfo.com/placements-record-details.php?batch_name=DiVESD-DESD-Aug-2014&amp;percentage=100" xlink:type="simple">100</text:a> </text:p>
          </table:table-cell>
          <table:table-cell office:value-type="string" calcext:value-type="string">
            <text:p><text:a xlink:href="https://www.sunbeaminfo.com/placements-record-details.php?batch_name=DBDA-Aug-2014&amp;percentage=" xlink:type="simple"> </text:a> </text:p>
          </table:table-cell>
          <table:table-cell office:value-type="string" calcext:value-type="string">
            <text:p><text:a xlink:href="https://www.sunbeaminfo.com/placements-record-details.php?batch_name=DITISS-Aug-2014&amp;percentage=" xlink:type="simple"> </text:a> </text:p>
          </table:table-cell>
        </table:table-row>
        <table:table-row table:style-name="ro2">
          <table:table-cell office:value-type="string" calcext:value-type="string">
            <text:p>Feb-2014</text:p>
          </table:table-cell>
          <table:table-cell office:value-type="string" calcext:value-type="string">
            <text:p><text:a xlink:href="https://www.sunbeaminfo.com/placements-record-details.php?batch_name=K-DAC-FEB-2014&amp;percentage=93" xlink:type="simple">93</text:a> </text:p>
          </table:table-cell>
          <table:table-cell office:value-type="string" calcext:value-type="string">
            <text:p><text:a xlink:href="https://www.sunbeaminfo.com/placements-record-details.php?batch_name=DAC-Feb-2014&amp;percentage=99" xlink:type="simple">99</text:a> </text:p>
          </table:table-cell>
          <table:table-cell office:value-type="string" calcext:value-type="string">
            <text:p><text:a xlink:href="https://www.sunbeaminfo.com/placements-record-details.php?batch_name=WiMC-DMC-Feb-2014&amp;percentage=97" xlink:type="simple">97</text:a> </text:p>
          </table:table-cell>
          <table:table-cell office:value-type="string" calcext:value-type="string">
            <text:p><text:a xlink:href="https://www.sunbeaminfo.com/placements-record-details.php?batch_name=DiVESD-DESD-Feb-2014&amp;percentage=100" xlink:type="simple">100</text:a> </text:p>
          </table:table-cell>
          <table:table-cell office:value-type="string" calcext:value-type="string">
            <text:p><text:a xlink:href="https://www.sunbeaminfo.com/placements-record-details.php?batch_name=DBDA-Feb-2014&amp;percentage=" xlink:type="simple"> </text:a> </text:p>
          </table:table-cell>
          <table:table-cell office:value-type="string" calcext:value-type="string">
            <text:p><text:a xlink:href="https://www.sunbeaminfo.com/placements-record-details.php?batch_name=DITISS-Feb-2014&amp;percentage=" xlink:type="simple"> </text:a> </text:p>
          </table:table-cell>
        </table:table-row>
        <table:table-row table:style-name="ro2">
          <table:table-cell office:value-type="string" calcext:value-type="string">
            <text:p>Aug-2013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table:style-name="ce4" table:number-columns-repeated="2"/>
        </table:table-row>
        <table:table-row table:style-name="ro2">
          <table:table-cell office:value-type="string" calcext:value-type="string">
            <text:p>Feb-2013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table:style-name="ce4" table:number-columns-repeated="2"/>
        </table:table-row>
        <table:table-row table:style-name="ro2">
          <table:table-cell office:value-type="string" calcext:value-type="string">
            <text:p>Aug-2012</text:p>
          </table:table-cell>
          <table:table-cell office:value-type="float" office:value="96" calcext:value-type="float">
            <text:p>96</text:p>
          </table:table-cell>
          <table:table-cell office:value-type="float" office:value="92" calcext:value-type="float">
            <text:p>92</text:p>
          </table:table-cell>
          <table:table-cell office:value-type="float" office:value="89" calcext:value-type="float">
            <text:p>89</text:p>
          </table:table-cell>
          <table:table-cell office:value-type="float" office:value="76" calcext:value-type="float">
            <text:p>76</text:p>
          </table:table-cell>
          <table:table-cell table:style-name="ce4" table:number-columns-repeated="2"/>
        </table:table-row>
        <table:table-row table:style-name="ro2">
          <table:table-cell office:value-type="string" calcext:value-type="string">
            <text:p>Feb-201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0" calcext:value-type="float">
            <text:p>90</text:p>
          </table:table-cell>
          <table:table-cell office:value-type="float" office:value="81" calcext:value-type="float">
            <text:p>81</text:p>
          </table:table-cell>
          <table:table-cell table:style-name="ce4" table:number-columns-repeated="2"/>
        </table:table-row>
        <table:table-row table:style-name="ro2">
          <table:table-cell office:value-type="string" calcext:value-type="string">
            <text:p>Aug-201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83" calcext:value-type="float">
            <text:p>83</text:p>
          </table:table-cell>
          <table:table-cell table:style-name="ce4" table:number-columns-repeated="2"/>
        </table:table-row>
        <table:table-row table:style-name="ro2">
          <table:table-cell office:value-type="string" calcext:value-type="string">
            <text:p>Feb-2011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3" calcext:value-type="float">
            <text:p>93</text:p>
          </table:table-cell>
          <table:table-cell table:style-name="ce4" table:number-columns-repeated="2"/>
        </table:table-row>
        <table:table-row table:style-name="ro2">
          <table:table-cell office:value-type="string" calcext:value-type="string">
            <text:p>Aug-201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97" calcext:value-type="float">
            <text:p>97</text:p>
          </table:table-cell>
          <table:table-cell table:style-name="ce4" table:number-columns-repeated="3"/>
        </table:table-row>
        <table:table-row table:style-name="ro2">
          <table:table-cell office:value-type="string" calcext:value-type="string">
            <text:p>Feb-2010</text:p>
          </table:table-cell>
          <table:table-cell office:value-type="float" office:value="91" calcext:value-type="float">
            <text:p>91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table:style-name="ce4" table:number-columns-repeated="3"/>
        </table:table-row>
        <table:table-row table:style-name="ro2">
          <table:table-cell office:value-type="string" calcext:value-type="string">
            <text:p>Aug-2009</text:p>
          </table:table-cell>
          <table:table-cell table:number-columns-repeated="3" office:value-type="float" office:value="93" calcext:value-type="float">
            <text:p>93</text:p>
          </table:table-cell>
          <table:table-cell table:style-name="ce4" table:number-columns-repeated="3"/>
        </table:table-row>
        <table:table-row table:style-name="ro2">
          <table:table-cell office:value-type="string" calcext:value-type="string">
            <text:p>Feb-2009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83" calcext:value-type="float">
            <text:p>83</text:p>
          </table:table-cell>
          <table:table-cell table:style-name="ce4" table:number-columns-repeated="3"/>
        </table:table-row>
        <table:table-row table:style-name="ro2">
          <table:table-cell office:value-type="string" calcext:value-type="string">
            <text:p>Aug-2008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office:value-type="float" office:value="84" calcext:value-type="float">
            <text:p>84</text:p>
          </table:table-cell>
          <table:table-cell table:style-name="ce4" table:number-columns-repeated="3"/>
        </table:table-row>
        <table:table-row table:style-name="ro2">
          <table:table-cell office:value-type="string" calcext:value-type="string">
            <text:p>Feb-2008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table:style-name="ce4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4T01:03:42.524333694</meta:creation-date>
    <dc:date>2023-08-24T01:04:31.981156184</dc:date>
    <meta:editing-duration>PT50S</meta:editing-duration>
    <meta:editing-cycles>1</meta:editing-cycles>
    <meta:document-statistic meta:table-count="1" meta:cell-count="194" meta:object-count="0"/>
    <meta:generator>LibreOffice/7.3.7.2$Linux_X86_64 LibreOffice_project/30$Build-2</meta:generator>
  </office:meta>
</office:document-meta>
</file>